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="solid" draw:fill-color="#ffe994" draw:textarea-horizontal-align="justify" draw:textarea-vertical-align="middle" draw:auto-grow-height="false" fo:min-height="7.116cm" fo:min-width="2.04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draw:stroke="solid" svg:stroke-width="0.051cm" svg:stroke-color="#000000" draw:marker-start-width="0.276cm" draw:marker-end-width="0.276cm" draw:fill="solid" draw:fill-color="#ffe994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276cm" draw:marker-end-width="0.276cm" draw:fill="solid" draw:fill-color="#ffe994" draw:textarea-horizontal-align="justify" draw:textarea-vertical-align="middle" draw:auto-grow-height="false" fo:min-height="2.158cm" fo:min-width="2.04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solid" svg:stroke-width="0.051cm" svg:stroke-color="#000000" draw:marker-start-width="0.276cm" draw:marker-end-width="0.276cm" draw:fill="solid" draw:fill-color="#ffe994" draw:textarea-horizontal-align="justify" draw:textarea-vertical-align="middle" draw:auto-grow-height="false" fo:min-height="0.645cm" fo:min-width="1.13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stroke="solid" svg:stroke-width="0.051cm" svg:stroke-color="#000000" draw:marker-start-width="0.276cm" draw:marker-end-width="0.276cm" draw:fill="solid" draw:fill-color="#ffe994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276cm" draw:marker-end-width="0.276cm" draw:fill="solid" draw:fill-color="#ffe994" fo:min-height="1.423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solid" svg:stroke-width="0.051cm" svg:stroke-color="#000000" draw:marker-start-width="0.276cm" draw:marker-end-width="0.276cm" draw:fill="solid" draw:fill-color="#ffe994" fo:min-height="1.732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solid" svg:stroke-width="0.051cm" svg:stroke-color="#000000" draw:marker-start-width="0.276cm" draw:marker-end-width="0.276cm" draw:fill="solid" draw:fill-color="#ffe994" fo:min-height="0.716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e994"/>
      <style:paragraph-properties fo:text-align="center"/>
    </style:style>
    <style:style style:name="P3" style:family="paragraph">
      <loext:graphic-properties draw:fill="solid" draw:fill-color="#ffe99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54cm" svg:height="7.366cm" svg:x="5.386cm" svg:y="8.582cm">
            <text:p text:style-name="P1">4-bit</text:p>
            <text:p text:style-name="P1">FA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3.608cm" svg:y1="8.682cm" svg:x2="5.386cm" svg:y2="8.682cm">
            <text:p/>
          </draw:line>
          <draw:line draw:style-name="gr2" draw:text-style-name="P2" draw:layer="layout" svg:x1="3.608cm" svg:y1="9.326cm" svg:x2="5.386cm" svg:y2="9.326cm">
            <text:p/>
          </draw:line>
          <draw:line draw:style-name="gr2" draw:text-style-name="P2" draw:layer="layout" svg:x1="3.608cm" svg:y1="9.97cm" svg:x2="5.386cm" svg:y2="9.97cm">
            <text:p/>
          </draw:line>
          <draw:line draw:style-name="gr2" draw:text-style-name="P2" draw:layer="layout" svg:x1="3.608cm" svg:y1="10.614cm" svg:x2="5.386cm" svg:y2="10.614cm">
            <text:p/>
          </draw:line>
          <draw:line draw:style-name="gr2" draw:text-style-name="P2" draw:layer="layout" svg:x1="3.608cm" svg:y1="12.182cm" svg:x2="5.386cm" svg:y2="12.182cm">
            <text:p/>
          </draw:line>
          <draw:line draw:style-name="gr2" draw:text-style-name="P2" draw:layer="layout" svg:x1="3.608cm" svg:y1="12.826cm" svg:x2="5.386cm" svg:y2="12.826cm">
            <text:p/>
          </draw:line>
          <draw:line draw:style-name="gr2" draw:text-style-name="P2" draw:layer="layout" svg:x1="3.608cm" svg:y1="13.47cm" svg:x2="5.386cm" svg:y2="13.47cm">
            <text:p/>
          </draw:line>
          <draw:line draw:style-name="gr2" draw:text-style-name="P2" draw:layer="layout" svg:x1="3.608cm" svg:y1="14.114cm" svg:x2="5.386cm" svg:y2="14.114cm">
            <text:p/>
          </draw:line>
          <draw:line draw:style-name="gr2" draw:text-style-name="P2" draw:layer="layout" svg:x1="3.608cm" svg:y1="15.914cm" svg:x2="5.386cm" svg:y2="15.914cm">
            <text:p/>
          </draw:line>
          <draw:line draw:style-name="gr2" draw:text-style-name="P2" xml:id="id1" draw:id="id1" draw:layer="layout" svg:x1="7.908cm" svg:y1="10.482cm" svg:x2="9.686cm" svg:y2="10.482cm">
            <text:p/>
          </draw:line>
          <draw:line draw:style-name="gr2" draw:text-style-name="P2" xml:id="id3" draw:id="id3" draw:layer="layout" svg:x1="7.908cm" svg:y1="11.126cm" svg:x2="9.686cm" svg:y2="11.126cm">
            <text:p/>
          </draw:line>
          <draw:line draw:style-name="gr2" draw:text-style-name="P2" xml:id="id5" draw:id="id5" draw:layer="layout" svg:x1="7.908cm" svg:y1="11.77cm" svg:x2="9.686cm" svg:y2="11.77cm">
            <text:p/>
          </draw:line>
          <draw:line draw:style-name="gr2" draw:text-style-name="P2" xml:id="id7" draw:id="id7" draw:layer="layout" svg:x1="7.908cm" svg:y1="12.414cm" svg:x2="9.686cm" svg:y2="12.414cm">
            <text:p/>
          </draw:line>
          <draw:line draw:style-name="gr2" draw:text-style-name="P2" draw:layer="layout" svg:x1="7.908cm" svg:y1="15.914cm" svg:x2="9.686cm" svg:y2="15.914cm">
            <text:p/>
          </draw:line>
        </draw:g>
        <draw:g>
          <draw:custom-shape draw:style-name="gr1" draw:text-style-name="P2" draw:layer="layout" svg:width="2.54cm" svg:height="7.366cm" svg:x="13.387cm" svg:y="5.661cm">
            <text:p text:style-name="P1">MUX</text:p>
            <text:p text:style-name="P1">1-to-4</text:p>
            <draw:enhanced-geometry svg:viewBox="0 0 21600 21600" draw:type="rectangle" draw:enhanced-path="M 0 0 L 21600 0 21600 21600 0 21600 0 0 Z N"/>
          </draw:custom-shape>
          <draw:line draw:style-name="gr2" draw:text-style-name="P2" xml:id="id2" draw:id="id2" draw:layer="layout" svg:x1="11.609cm" svg:y1="10.061cm" svg:x2="13.387cm" svg:y2="10.061cm">
            <text:p/>
          </draw:line>
          <draw:line draw:style-name="gr2" draw:text-style-name="P2" xml:id="id4" draw:id="id4" draw:layer="layout" svg:x1="11.609cm" svg:y1="10.705cm" svg:x2="13.387cm" svg:y2="10.705cm">
            <text:p/>
          </draw:line>
          <draw:line draw:style-name="gr2" draw:text-style-name="P2" xml:id="id6" draw:id="id6" draw:layer="layout" svg:x1="11.609cm" svg:y1="11.349cm" svg:x2="13.387cm" svg:y2="11.349cm">
            <text:p/>
          </draw:line>
          <draw:line draw:style-name="gr2" draw:text-style-name="P2" xml:id="id8" draw:id="id8" draw:layer="layout" svg:x1="11.609cm" svg:y1="11.993cm" svg:x2="13.387cm" svg:y2="11.993cm">
            <text:p/>
          </draw:line>
          <draw:line draw:style-name="gr2" draw:text-style-name="P2" xml:id="id12" draw:id="id12" draw:layer="layout" svg:x1="11.609cm" svg:y1="5.761cm" svg:x2="13.387cm" svg:y2="5.761cm">
            <text:p/>
          </draw:line>
          <draw:line draw:style-name="gr2" draw:text-style-name="P2" xml:id="id10" draw:id="id10" draw:layer="layout" svg:x1="11.609cm" svg:y1="6.405cm" svg:x2="13.387cm" svg:y2="6.405cm">
            <text:p/>
          </draw:line>
        </draw:g>
        <draw:line draw:style-name="gr2" draw:text-style-name="P2" xml:id="id15" draw:id="id15" draw:layer="layout" svg:x1="15.943cm" svg:y1="9.305cm" svg:x2="17.721cm" svg:y2="9.305cm">
          <text:p/>
        </draw:line>
        <draw:custom-shape draw:style-name="gr1" draw:text-style-name="P2" xml:id="id18" draw:id="id18" draw:layer="layout" svg:width="2.54cm" svg:height="7.366cm" svg:x="20.321cm" svg:y="4.905cm">
          <text:p text:style-name="P1">4-bit</text:p>
          <text:p text:style-name="P1">Shift</text:p>
          <text:p text:style-name="P1">Reg</text:p>
          <draw:enhanced-geometry svg:viewBox="0 0 21600 21600" draw:type="rectangle" draw:enhanced-path="M 0 0 L 21600 0 21600 21600 0 21600 0 0 Z N"/>
        </draw:custom-shape>
        <draw:line draw:style-name="gr2" draw:text-style-name="P2" xml:id="id13" draw:id="id13" draw:layer="layout" svg:x1="18.543cm" svg:y1="5.005cm" svg:x2="20.321cm" svg:y2="5.005cm">
          <text:p/>
        </draw:line>
        <draw:g xml:id="id16" draw:id="id16">
          <draw:custom-shape draw:style-name="gr3" draw:text-style-name="P2" draw:layer="layout" svg:width="2.54cm" svg:height="2.408cm" svg:x="5.494cm" svg:y="4.791cm">
            <text:p text:style-name="P1">4-bit</text:p>
            <text:p text:style-name="P1">counter</text:p>
            <draw:enhanced-geometry svg:viewBox="0 0 21600 21600" draw:type="rectangle" draw:enhanced-path="M 0 0 L 21600 0 21600 21600 0 21600 0 0 Z N"/>
          </draw:custom-shape>
          <draw:line draw:style-name="gr2" draw:text-style-name="P2" xml:id="id11" draw:id="id11" draw:layer="layout" svg:x1="8.016cm" svg:y1="5.591cm" svg:x2="9.794cm" svg:y2="5.591cm">
            <text:p/>
          </draw:line>
          <draw:line draw:style-name="gr2" draw:text-style-name="P2" xml:id="id9" draw:id="id9" draw:layer="layout" svg:x1="8.016cm" svg:y1="6.091cm" svg:x2="9.794cm" svg:y2="6.091cm">
            <text:p/>
          </draw:line>
        </draw:g>
        <draw:custom-shape draw:style-name="gr4" draw:text-style-name="P2" xml:id="id17" draw:id="id17" draw:layer="layout" svg:width="1.63cm" svg:height="0.895cm" svg:x="3.121cm" svg:y="0.305cm">
          <text:p text:style-name="P1">CLK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9.686cm" svg:y1="10.482cm" svg:x2="11.609cm" svg:y2="10.061cm" draw:start-shape="id1" draw:start-glue-point="1" draw:end-shape="id2" draw:end-glue-point="3" svg:d="M9686 10482h962v-421h961" svg:viewBox="0 0 1924 422">
          <text:p/>
        </draw:connector>
        <draw:connector draw:style-name="gr5" draw:text-style-name="P2" draw:layer="layout" svg:x1="9.686cm" svg:y1="11.126cm" svg:x2="11.609cm" svg:y2="10.705cm" draw:start-shape="id3" draw:start-glue-point="1" draw:end-shape="id4" draw:end-glue-point="3" svg:d="M9686 11126h962v-421h961" svg:viewBox="0 0 1924 422">
          <text:p/>
        </draw:connector>
        <draw:connector draw:style-name="gr5" draw:text-style-name="P2" draw:layer="layout" svg:x1="9.686cm" svg:y1="11.77cm" svg:x2="11.609cm" svg:y2="11.349cm" draw:start-shape="id5" draw:start-glue-point="1" draw:end-shape="id6" draw:end-glue-point="3" svg:d="M9686 11770h962v-421h961" svg:viewBox="0 0 1924 422">
          <text:p/>
        </draw:connector>
        <draw:connector draw:style-name="gr5" draw:text-style-name="P2" draw:layer="layout" svg:x1="9.686cm" svg:y1="12.414cm" svg:x2="11.609cm" svg:y2="11.993cm" draw:start-shape="id7" draw:start-glue-point="1" draw:end-shape="id8" draw:end-glue-point="3" svg:d="M9686 12414h962v-421h961" svg:viewBox="0 0 1924 422">
          <text:p/>
        </draw:connector>
        <draw:connector draw:style-name="gr5" draw:text-style-name="P2" draw:layer="layout" svg:x1="9.794cm" svg:y1="6.091cm" svg:x2="11.609cm" svg:y2="6.405cm" draw:start-shape="id9" draw:start-glue-point="1" draw:end-shape="id10" draw:end-glue-point="3" svg:d="M9794 6091h908v314h907" svg:viewBox="0 0 1816 315">
          <text:p/>
        </draw:connector>
        <draw:connector draw:style-name="gr5" draw:text-style-name="P2" draw:layer="layout" svg:x1="9.794cm" svg:y1="5.591cm" svg:x2="11.609cm" svg:y2="5.761cm" draw:start-shape="id11" draw:start-glue-point="1" draw:end-shape="id12" draw:end-glue-point="3" svg:d="M9794 5591h908v170h907" svg:viewBox="0 0 1816 171">
          <text:p/>
        </draw:connector>
        <draw:line draw:style-name="gr2" draw:text-style-name="P2" xml:id="id14" draw:id="id14" draw:layer="layout" svg:x1="18.543cm" svg:y1="5.905cm" svg:x2="20.321cm" svg:y2="5.905cm">
          <text:p/>
        </draw:line>
        <draw:line draw:style-name="gr2" draw:text-style-name="P2" draw:layer="layout" svg:x1="22.843cm" svg:y1="7.105cm" svg:x2="24.621cm" svg:y2="7.105cm">
          <text:p/>
        </draw:line>
        <draw:line draw:style-name="gr2" draw:text-style-name="P2" draw:layer="layout" svg:x1="22.843cm" svg:y1="7.749cm" svg:x2="24.621cm" svg:y2="7.749cm">
          <text:p/>
        </draw:line>
        <draw:line draw:style-name="gr2" draw:text-style-name="P2" draw:layer="layout" svg:x1="22.843cm" svg:y1="8.393cm" svg:x2="24.621cm" svg:y2="8.393cm">
          <text:p/>
        </draw:line>
        <draw:line draw:style-name="gr2" draw:text-style-name="P2" draw:layer="layout" svg:x1="22.843cm" svg:y1="9.037cm" svg:x2="24.621cm" svg:y2="9.037cm">
          <text:p/>
        </draw:line>
        <draw:connector draw:style-name="gr5" draw:text-style-name="P2" draw:layer="layout" svg:x1="4.805cm" svg:y1="0.735cm" svg:x2="18.543cm" svg:y2="5.005cm" draw:end-shape="id13" draw:end-glue-point="3" svg:d="M4805 735h6606v4270h7132" svg:viewBox="0 0 13739 4271">
          <text:p/>
        </draw:connector>
        <draw:connector draw:style-name="gr5" draw:text-style-name="P2" draw:layer="layout" draw:line-skew="-1.69cm" svg:x1="18.543cm" svg:y1="5.905cm" svg:x2="17.721cm" svg:y2="9.305cm" draw:start-shape="id14" draw:start-glue-point="3" draw:end-shape="id15" draw:end-glue-point="1" svg:d="M18543 5905v10h-822v3390" svg:viewBox="0 0 823 3401">
          <text:p/>
        </draw:connector>
        <draw:connector draw:style-name="gr5" draw:text-style-name="P2" draw:layer="layout" svg:x1="5.494cm" svg:y1="5.995cm" svg:x2="3.936cm" svg:y2="1.2cm" draw:start-shape="id16" draw:start-glue-point="3" draw:end-shape="id17" draw:end-glue-point="2" svg:d="M5494 5995h-1558v-4795" svg:viewBox="0 0 1559 4796">
          <text:p/>
        </draw:connector>
        <draw:connector draw:style-name="gr5" draw:text-style-name="P2" draw:layer="layout" svg:x1="21.591cm" svg:y1="12.271cm" svg:x2="7.926cm" svg:y2="17.278cm" draw:start-shape="id18" draw:start-glue-point="2" draw:end-shape="id19" draw:end-glue-point="1" svg:d="M21591 12271v5007h-13665" svg:viewBox="0 0 13666 5008">
          <text:p/>
        </draw:connector>
        <draw:custom-shape draw:style-name="gr4" draw:text-style-name="P2" xml:id="id19" draw:id="id19" draw:layer="layout" svg:width="1.63cm" svg:height="0.895cm" svg:x="6.296cm" svg:y="16.831cm">
          <text:p text:style-name="P1">EN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826cm" svg:height="1.723cm" svg:x="6.275cm" svg:y="18.107cm">
          <draw:text-box>
            <text:p>Enable: OR of all A and B bits</text:p>
          </draw:text-box>
        </draw:frame>
        <draw:frame draw:style-name="gr7" draw:text-style-name="P3" draw:layer="layout" svg:width="2.413cm" svg:height="2.032cm" svg:x="0.738cm" svg:y="8.582cm">
          <draw:text-box>
            <text:p>A bit- values</text:p>
          </draw:text-box>
        </draw:frame>
        <draw:frame draw:style-name="gr7" draw:text-style-name="P3" draw:layer="layout" svg:width="2.413cm" svg:height="2.032cm" svg:x="0.739cm" svg:y="12.182cm">
          <draw:text-box>
            <text:p>B bit- values</text:p>
          </draw:text-box>
        </draw:frame>
        <draw:frame draw:style-name="gr6" draw:text-style-name="P3" draw:layer="layout" svg:width="2.157cm" svg:height="1.723cm" svg:x="1.34cm" svg:y="14.982cm">
          <draw:text-box>
            <text:p>Carry-in</text:p>
          </draw:text-box>
        </draw:frame>
        <draw:frame draw:style-name="gr6" draw:text-style-name="P3" draw:layer="layout" svg:width="2.157cm" svg:height="1.723cm" svg:x="9.841cm" svg:y="14.983cm">
          <draw:text-box>
            <text:p>Carry-out</text:p>
          </draw:text-box>
        </draw:frame>
        <draw:frame draw:style-name="gr8" draw:text-style-name="P3" draw:layer="layout" svg:width="2.54cm" svg:height="1.016cm" svg:x="24.922cm" svg:y="7.566cm">
          <draw:text-box>
            <text:p>Outpu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11T17:47:17.682529954</meta:creation-date>
    <dc:date>2020-05-11T18:16:36.972746933</dc:date>
    <meta:editing-duration>PT7M58S</meta:editing-duration>
    <meta:editing-cycles>1</meta:editing-cycles>
    <meta:document-statistic meta:object-count="54"/>
    <meta:generator>LibreOffice/6.4.3.2$Linux_X86_64 LibreOffice_project/40$Build-2</meta:generator>
  </office:meta>
</office:document-meta>
</file>